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7f07" officeooo:paragraph-rsid="001b7f07"/>
    </style:style>
    <style:style style:name="P2" style:family="paragraph" style:parent-style-name="Standard">
      <style:paragraph-properties fo:text-align="start" style:justify-single-word="false"/>
      <style:text-properties officeooo:rsid="001b7f07" officeooo:paragraph-rsid="001b7f07"/>
    </style:style>
    <style:style style:name="P3" style:family="paragraph" style:parent-style-name="Standard">
      <style:paragraph-properties fo:text-align="start" style:justify-single-word="false"/>
      <style:text-properties officeooo:rsid="001b7f07" officeooo:paragraph-rsid="001d4330"/>
    </style:style>
    <style:style style:name="P4" style:family="paragraph" style:parent-style-name="Standard">
      <style:paragraph-properties fo:text-align="start" style:justify-single-word="false"/>
      <style:text-properties officeooo:rsid="001d4330" officeooo:paragraph-rsid="001d4330"/>
    </style:style>
    <style:style style:name="T1" style:family="text">
      <style:text-properties officeooo:rsid="001d43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izar Cadastro -Caso de Uso</text:p>
      <text:p text:style-name="P2">NOME</text:p>
      <text:p text:style-name="P2">Realizar Cadastro</text:p>
      <text:p text:style-name="P2"/>
      <text:p text:style-name="P2">DESCRIÇÃO SUCINTA</text:p>
      <text:p text:style-name="P2">Usuário realiza o cadastro no app</text:p>
      <text:p text:style-name="P2"/>
      <text:p text:style-name="P2">Atores </text:p>
      <text:p text:style-name="P2">Usuário</text:p>
      <text:p text:style-name="P2"/>
      <text:p text:style-name="P2">PRÉ-CONDIÇÕES</text:p>
      <text:p text:style-name="P2">Nenhuma</text:p>
      <text:p text:style-name="P2"/>
      <text:p text:style-name="P2">FLUXO BÁSICO</text:p>
      <text:p text:style-name="P2">1. O usuário seleciona a opção para se cadastrar no app</text:p>
      <text:p text:style-name="P2">2. O usuário preenche o cadastro </text:p>
      <text:p text:style-name="P2">3. O sistema informa usuário cadastrado</text:p>
      <text:p text:style-name="P2">4. Caso de uso é encerrado</text:p>
      <text:p text:style-name="P2"/>
      <text:p text:style-name="P3">FLUXOS ALTERNATIVOS: </text:p>
      <text:p text:style-name="P3"><text:span text:style-name="T1">Alternativa ao passo 3 - Irregularidade nos dados cadastrais</text:span></text:p>
      <text:p text:style-name="P4">1.a O sistema informa dados cadastrais incorretos</text:p>
      <text:p text:style-name="P4">1.b O usuário corrige os erros cadastrais</text:p>
      <text:p text:style-name="P4">1.c O Sistema retoma ao passo 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14:45:40.295000000</meta:creation-date>
    <dc:date>2020-11-25T16:02:46.318000000</dc:date>
    <meta:editing-duration>PT58S</meta:editing-duration>
    <meta:editing-cycles>1</meta:editing-cycles>
    <meta:document-statistic meta:table-count="0" meta:image-count="0" meta:object-count="0" meta:page-count="1" meta:paragraph-count="19" meta:word-count="83" meta:character-count="502" meta:non-whitespace-character-count="435"/>
    <meta:generator>LibreOffice/7.0.3.1$Windows_X86_64 LibreOffice_project/d7547858d014d4cf69878db179d326fc3483e082</meta:generator>
  </office:meta>
</office:document-meta>
</file>